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LocationID</text:p>
          </table:table-cell>
          <table:table-cell office:value-type="string">
            <text:p>Location</text:p>
          </table:table-cell>
          <table:table-cell/>
          <table:table-cell office:value-type="string">
            <text:p>CommandID</text:p>
          </table:table-cell>
          <table:table-cell office:value-type="string">
            <text:p>Command</text:p>
          </table:table-cell>
          <table:table-cell/>
          <table:table-cell office:value-type="string">
            <text:p>Paramid</text:p>
          </table:table-cell>
          <table:table-cell office:value-type="string">
            <text:p>pa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aß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h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il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hm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zau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ste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öff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kast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infahrt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erwend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infahr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hlossTo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au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los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ingangsFlur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eweg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lum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rEingangsHall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inge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opf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ingangsHall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rück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l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arten#</text:p>
          </table:table-cell>
          <table:table-cell/>
          <table:table-cell office:value-type="float" office:value="9">
            <text:p>9</text:p>
          </table:table-cell>
          <table:table-cell office:value-type="string">
            <text:p>klopf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lu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unn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reif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llio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byrint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dre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viol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leer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carll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entfern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garte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schrei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eingangshal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brunne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labyrint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link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ech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unte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kurbel</text:p>
          </table:table-cell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string">
            <text:p>eimer</text:p>
          </table:table-cell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string">
            <text:p>Obj im Eimer</text:p>
          </table:table-cell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office:value-type="string">
            <text:p>zurück</text:p>
          </table:table-cell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office:value-type="string">
            <text:p>Sachn bei Einfahrt wo man nicht hingeht</text:p>
          </table:table-cell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office:value-type="string">
            <text:p>Sachn in Halle wo man nicht hingeht</text:p>
          </table:table-cell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office:value-type="string">
            <text:p>dean</text:p>
          </table:table-cell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office:value-type="string">
            <text:p>mann</text:p>
          </table:table-cell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 office:value-type="string">
            <text:p>ruestung</text:p>
          </table:table-cell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26.03.2017</text:date>, <text:time>00:5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52M19S</meta:editing-duration>
    <meta:editing-cycles>43</meta:editing-cycles>
    <meta:generator>OpenOffice/4.1.3$Win32 OpenOffice.org_project/413m1$Build-9783</meta:generator>
    <dc:date>2017-03-26T00:52:56.09</dc:date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